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965in"/>
    </style:style>
    <style:style style:name="TableColumn5" style:family="table-column">
      <style:table-column-properties style:column-width="1.6104in"/>
    </style:style>
    <style:style style:name="TableColumn6" style:family="table-column">
      <style:table-column-properties style:column-width="1.2937in"/>
    </style:style>
    <style:style style:name="TableColumn7" style:family="table-column">
      <style:table-column-properties style:column-width="1.6923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olumn108" style:family="table-column">
      <style:table-column-properties style:column-width="1.9777in"/>
    </style:style>
    <style:style style:name="TableColumn109" style:family="table-column">
      <style:table-column-properties style:column-width="1.0708in"/>
    </style:style>
    <style:style style:name="TableColumn110" style:family="table-column">
      <style:table-column-properties style:column-width="1.6645in"/>
    </style:style>
    <style:style style:name="TableColumn111" style:family="table-column">
      <style:table-column-properties style:column-width="1.5798in"/>
    </style:style>
    <style:style style:name="Table107" style:family="table">
      <style:table-properties style:width="6.29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text-align="center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fo:font-weight="bold" style:font-weight-asian="bold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124" style:parent-style-name="Absatz-Standardschriftart" style:family="text">
      <style:text-properties style:font-name-complex="Calibri" fo:color="#000000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-complex="Calibri" fo:color="#000000"/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style:font-name-complex="Calibri" fo:color="#000000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Calibri" fo:color="#000000"/>
    </style:style>
    <style:style style:name="P145" style:parent-style-name="Standard" style:family="paragraph">
      <style:paragraph-properties fo:text-align="center"/>
      <style:text-properties style:font-name-complex="Calibri" fo:color="#000000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-complex="Calibri" fo:color="#000000"/>
    </style:style>
    <style:style style:name="P155" style:parent-style-name="Standard" style:family="paragraph">
      <style:paragraph-properties fo:text-align="center"/>
      <style:text-properties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Mitarbeiterverwaltung</text:p>
      <text:p text:style-name="P2"/>
      <text:p text:style-name="Standard">1. Testnummer: Mitarbeiter -1</text:p>
      <text:p text:style-name="Standard">2. Datum: 20.6.2016</text:p>
      <text:p text:style-name="Standard">3. Zu testende Klassen:<text:s/>MitarbeiterBearbeitenDialog, MiatrbeiterHinzufügenFrame, MitarbeiterVerwaltung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<text:s/>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Mitarbeiter richtig anlegen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Vorname weglasse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Nachname weglassen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>Sortierung ist manchmal anders</text:p>
          </table:table-cell>
        </table:table-row>
        <table:table-row table:style-name="TableRow44">
          <table:table-cell table:style-name="TableCell45">
            <text:p text:style-name="P46">PLZ weglasse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>Bug behoben</text:p>
          </table:table-cell>
        </table:table-row>
        <table:table-row table:style-name="TableRow53">
          <table:table-cell table:style-name="TableCell54">
            <text:p text:style-name="P55">mit neuem Account anmelden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nutzername doppeln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admin als Benutzername eingeben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Benutzername admin durch anderen ersetzen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  <table:table-cell table:style-name="TableCell87">
            <text:p text:style-name="P88">In der Datenbank kann man den Benutzernamen aber immer noch ändern</text:p>
          </table:table-cell>
        </table:table-row>
        <table:table-row table:style-name="TableRow89">
          <table:table-cell table:style-name="TableCell90">
            <text:p text:style-name="P91">Mitarbeiter löschen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mit gelöschtem Account anmelden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>5. Nichtfunktionale Anforderungen: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Testfall</text:p>
          </table:table-cell>
          <table:table-cell table:style-name="TableCell115">
            <text:p text:style-name="P116">erfolgreich</text:p>
          </table:table-cell>
          <table:table-cell table:style-name="TableCell117">
            <text:p text:style-name="P118">nicht erfolgreich</text:p>
          </table:table-cell>
          <table:table-cell table:style-name="TableCell119">
            <text:p text:style-name="P120">Anmerkungen</text:p>
          </table:table-cell>
        </table:table-row>
        <table:table-row table:style-name="TableRow121">
          <table:table-cell table:style-name="TableCell122">
            <text:p text:style-name="P123"><text:span text:style-name="T124">Funktionale Anforderung F-3: Kunden- und Mitarbeiterverwaltung</text:span>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Bedienbarkeitsanforderung<text:s/></text:p>
            <text:p text:style-name="P134"><text:span text:style-name="T135">U-1: Übersichtlich</text:span>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Bedienbarkeitsanforderung<text:s/></text:p>
            <text:p text:style-name="P145">U-2: Selbsterklärend</text:p>
          </table:table-cell>
          <table:table-cell table:style-name="TableCell146">
            <text:p text:style-name="P147">x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Bedienbarkeitsanforderung<text:s/></text:p>
            <text:p text:style-name="P155">U-3: Lesbar</text:p>
          </table:table-cell>
          <table:table-cell table:style-name="TableCell156">
            <text:p text:style-name="P157">x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02:00Z</meta:creation-date>
    <dc:date>2016-07-08T12:04:00Z</dc:date>
    <meta:template xlink:href="Normal.dotm" xlink:type="simple"/>
    <meta:editing-cycles>3</meta:editing-cycles>
    <meta:editing-duration>PT0S</meta:editing-duration>
    <meta:document-statistic meta:page-count="1" meta:paragraph-count="1" meta:word-count="136" meta:character-count="998" meta:row-count="7" meta:non-whitespace-character-count="863"/>
  </office:meta>
</office:document-meta>
</file>